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Preformatted_20_Text">
      <style:paragraph-properties fo:margin-top="0cm" fo:margin-bottom="0.499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Source_20_Text">concurrent.futures</text:span></text:span> ist ein sehr nützliches Modul, um parallel Aufgaben auszuführen und so die Leistung bei <text:span text:style-name="Strong_20_Emphasis">Batch-Konvertierungen</text:span> zu verbessern, ohne auf <text:span text:style-name="Source_20_Text">threading</text:span> einzugehen. Du kannst damit <text:span text:style-name="Strong_20_Emphasis">Prozesse</text:span> und <text:span text:style-name="Strong_20_Emphasis">Threads</text:span> verwalten, aber wir konzentrieren uns auf die <text:span text:style-name="Strong_20_Emphasis">Prozess-Pooling-Option</text:span> (<text:span text:style-name="Source_20_Text">ProcessPoolExecutor</text:span>), da sie bei <text:span text:style-name="Strong_20_Emphasis">CPU-intensiven Aufgaben</text:span> (wie Bild- und Audiokonvertierung) effizienter ist.</text:p>
      <text:h text:style-name="Heading_20_3" text:outline-level="3"><text:span text:style-name="Strong_20_Emphasis">1. Was ist </text:span><text:span text:style-name="Strong_20_Emphasis"><text:span text:style-name="Source_20_Text">concurrent.futures</text:span></text:span><text:span text:style-name="Strong_20_Emphasis">?</text:span></text:h>
      <text:p text:style-name="Text_20_body"><text:span text:style-name="Source_20_Text">concurrent.futures</text:span> ist ein Modul in Python, das eine hohe Abstraktion für die parallele Ausführung von Aufgaben bietet. Du kannst damit Aufgaben gleichzeitig ausführen, ohne dich direkt mit der Verwaltung von Threads oder Prozessen beschäftigen zu müssen. Es stellt zwei Haupt-Executor-Klassen zur Verfügung:</text:p>
      <text:list xml:id="list8836570959756303373" text:style-name="L1">
        <text:list-item>
          <text:p text:style-name="P1"><text:span text:style-name="Strong_20_Emphasis"><text:span text:style-name="Source_20_Text">ThreadPoolExecutor</text:span></text:span>: Wird für <text:span text:style-name="Strong_20_Emphasis">I/O-intensive</text:span> Aufgaben verwendet (z. B. Dateioperationen).</text:p>
        </text:list-item>
        <text:list-item>
          <text:p text:style-name="P1"><text:span text:style-name="Strong_20_Emphasis"><text:span text:style-name="Source_20_Text">ProcessPoolExecutor</text:span></text:span>: Wird für <text:span text:style-name="Strong_20_Emphasis">CPU-intensive</text:span> Aufgaben verwendet (z. B. Bild- oder Audiodateien verarbeiten).</text:p>
        </text:list-item>
      </text:list>
      <text:p text:style-name="Text_20_body">Für deine <text:span text:style-name="Strong_20_Emphasis">Batch-Konvertierung</text:span> von Audio- und Bilddateien (die in der Regel CPU-intensiv sind) ist der <text:span text:style-name="Strong_20_Emphasis"><text:span text:style-name="Source_20_Text">ProcessPoolExecutor</text:span></text:span> die bessere Wahl, da er mehrere Prozesse verwendet und den <text:span text:style-name="Strong_20_Emphasis">Global Interpreter Lock (GIL)</text:span> umgeht, der in normalen Threads eine Parallelisierung auf mehreren CPU-Kernen einschränken würde.</text:p>
      <text:p text:style-name="Horizontal_20_Line"/>
      <text:h text:style-name="Heading_20_3" text:outline-level="3"><text:span text:style-name="Strong_20_Emphasis">2. Grundlegende Funktionsweise von </text:span><text:span text:style-name="Strong_20_Emphasis"><text:span text:style-name="Source_20_Text">ProcessPoolExecutor</text:span></text:span></text:h>
      <text:p text:style-name="Text_20_body">Der <text:span text:style-name="Strong_20_Emphasis"><text:span text:style-name="Source_20_Text">ProcessPoolExecutor</text:span></text:span> funktioniert, indem er Aufgaben (Funktionen) in <text:span text:style-name="Strong_20_Emphasis">unabhängige Prozesse</text:span> verteilt. Dies kann die Leistung verbessern, da jeder Prozess seinen eigenen Python-Interpreter und Speicherbereich hat, wodurch du mehrere CPU-Kerne gleichzeitig nutzen kannst.</text:p>
      <text:h text:style-name="Heading_20_4" text:outline-level="4"><text:span text:style-name="Strong_20_Emphasis">Wichtige Funktionen in </text:span><text:span text:style-name="Strong_20_Emphasis"><text:span text:style-name="Source_20_Text">concurrent.futures</text:span></text:span></text:h>
      <text:list xml:id="list8824146993263533173" text:style-name="L2">
        <text:list-item>
          <text:p text:style-name="P2"><text:span text:style-name="Strong_20_Emphasis"><text:span text:style-name="Source_20_Text">submit(fn, *args, **kwargs)</text:span></text:span>: Diese Methode akzeptiert eine Funktion und deren Argumente und führt sie in einem Prozess aus. Sie gibt ein <text:span text:style-name="Strong_20_Emphasis"><text:span text:style-name="Source_20_Text">Future</text:span></text:span><text:span text:style-name="Strong_20_Emphasis">-Objekt</text:span> zurück, das später verwendet werden kann, um das Ergebnis oder Fehler der Aufgabe zu erhalten.</text:p>
        </text:list-item>
        <text:list-item>
          <text:p text:style-name="P2"><text:span text:style-name="Strong_20_Emphasis"><text:span text:style-name="Source_20_Text">map(func, iterable, timeout=None, chunksize=1)</text:span></text:span>: Diese Methode wendet eine Funktion auf alle Elemente einer Liste (iterable) an und führt die Aufgaben parallel aus. Sie ist eine einfachere Alternative zu <text:span text:style-name="Source_20_Text">submit</text:span> und eignet sich gut für Batch-Prozesse.</text:p>
        </text:list-item>
        <text:list-item>
          <text:p text:style-name="P2"><text:span text:style-name="Strong_20_Emphasis"><text:span text:style-name="Source_20_Text">shutdown(wait=True)</text:span></text:span>: Diese Methode stoppt den Executor und wartet, bis alle Aufgaben abgeschlossen sind. Es ist wichtig, dies zu tun, um Ressourcen freizugeben, nachdem alle Aufgaben abgeschlossen sind.</text:p>
        </text:list-item>
        <text:list-item>
          <text:p text:style-name="P2"><text:span text:style-name="Strong_20_Emphasis"><text:span text:style-name="Source_20_Text">Future</text:span></text:span><text:span text:style-name="Strong_20_Emphasis">-Objekte</text:span>: Diese Objekte repräsentieren noch nicht abgeschlossene Aufgaben und bieten Methoden wie <text:span text:style-name="Source_20_Text">result()</text:span> und <text:span text:style-name="Source_20_Text">exception()</text:span>, um mit den Ergebnissen oder Fehlern der Aufgaben zu arbeiten.</text:p>
        </text:list-item>
      </text:list>
      <text:p text:style-name="Horizontal_20_Line"/>
      <text:h text:style-name="Heading_20_3" text:outline-level="3"><text:soft-page-break/><text:span text:style-name="Strong_20_Emphasis">3. Beispiel für Batch-Konvertierung von Audio-Dateien mit </text:span><text:span text:style-name="Strong_20_Emphasis"><text:span text:style-name="Source_20_Text">ProcessPoolExecutor</text:span></text:span></text:h>
      <text:p text:style-name="Text_20_body">Hier ist ein einfaches Beispiel, wie du mehrere MP3-Dateien in WAV-Dateien konvertieren kannst, indem du <text:span text:style-name="Strong_20_Emphasis"><text:span text:style-name="Source_20_Text">ProcessPoolExecutor</text:span></text:span> verwendest. Dies wird dir helfen, die CPU-Leistung besser auszunutzen, indem du mehrere Konvertierungen parallel in verschiedenen Prozessen durchführst.</text:p>
      <text:h text:style-name="Heading_20_4" text:outline-level="4"><text:span text:style-name="Strong_20_Emphasis">Beispiel:</text:span></text:h>
      <text:p text:style-name="Preformatted_20_Text"><text:span text:style-name="Source_20_Text">import concurrent.futures</text:span></text:p>
      <text:p text:style-name="Preformatted_20_Text"><text:span text:style-name="Source_20_Text">from pydub import AudioSegment</text:span></text:p>
      <text:p text:style-name="Preformatted_20_Text"><text:span text:style-name="Source_20_Text">import os</text:span></text:p>
      <text:p text:style-name="Preformatted_20_Text"/>
      <text:p text:style-name="Preformatted_20_Text"><text:span text:style-name="Source_20_Text"># Funktion zum Konvertieren von Audio</text:span></text:p>
      <text:p text:style-name="Preformatted_20_Text"><text:span text:style-name="Source_20_Text">def convert_audio(filename):</text:span></text:p>
      <text:p text:style-name="Preformatted_20_Text"><text:span text:style-name="Source_20_Text"><text:s text:c="4"/>try:</text:span></text:p>
      <text:p text:style-name="Preformatted_20_Text"><text:span text:style-name="Source_20_Text"><text:s text:c="8"/>audio = AudioSegment.from_mp3(filename)</text:span></text:p>
      <text:p text:style-name="Preformatted_20_Text"><text:span text:style-name="Source_20_Text"><text:s text:c="8"/>new_filename = os.path.splitext(filename)[0] + '.wav'</text:span></text:p>
      <text:p text:style-name="Preformatted_20_Text"><text:span text:style-name="Source_20_Text"><text:s text:c="8"/>audio.export(new_filename, format="wav")</text:span></text:p>
      <text:p text:style-name="Preformatted_20_Text"><text:span text:style-name="Source_20_Text"><text:s text:c="8"/>print(f"{filename} wurde in {new_filename} konvertiert.")</text:span></text:p>
      <text:p text:style-name="Preformatted_20_Text"><text:span text:style-name="Source_20_Text"><text:s text:c="4"/>except Exception as e:</text:span></text:p>
      <text:p text:style-name="Preformatted_20_Text"><text:span text:style-name="Source_20_Text"><text:s text:c="8"/>print(f"Fehler bei {filename}: {e}")</text:span></text:p>
      <text:p text:style-name="Preformatted_20_Text"/>
      <text:p text:style-name="Preformatted_20_Text"><text:span text:style-name="Source_20_Text"># Verzeichnis mit Dateien</text:span></text:p>
      <text:p text:style-name="Preformatted_20_Text"><text:span text:style-name="Source_20_Text">folder = 'dein_audio_ordner'</text:span></text:p>
      <text:p text:style-name="Preformatted_20_Text"><text:span text:style-name="Source_20_Text">files = [os.path.join(folder, f) for f in os.listdir(folder) if f.endswith(".mp3")]</text:span></text:p>
      <text:p text:style-name="Preformatted_20_Text"/>
      <text:p text:style-name="Preformatted_20_Text"><text:span text:style-name="Source_20_Text"># ProcessPoolExecutor verwenden</text:span></text:p>
      <text:p text:style-name="Preformatted_20_Text"><text:span text:style-name="Source_20_Text">with concurrent.futures.ProcessPoolExecutor() as executor:</text:span></text:p>
      <text:p text:style-name="P8"><text:span text:style-name="Source_20_Text"><text:s text:c="4"/>executor.map(convert_audio, files)</text:span></text:p>
      <text:p text:style-name="Text_20_body"><text:span text:style-name="Strong_20_Emphasis">Erklärung:</text:span></text:p>
      <text:list xml:id="list1038631342264380012" text:style-name="L3">
        <text:list-item>
          <text:p text:style-name="P3"><text:span text:style-name="Strong_20_Emphasis"><text:span text:style-name="Source_20_Text">executor.map()</text:span></text:span>: Diese Methode wendet <text:span text:style-name="Source_20_Text">convert_audio</text:span> auf jede MP3-Datei in <text:span text:style-name="Source_20_Text">files</text:span> an. Sie übernimmt die Parallelität für dich und sorgt dafür, dass die Aufgaben in verschiedenen Prozessen ausgeführt werden.</text:p>
        </text:list-item>
        <text:list-item>
          <text:p text:style-name="P3"><text:span text:style-name="Strong_20_Emphasis"><text:span text:style-name="Source_20_Text">convert_audio()</text:span></text:span>: Diese Funktion nimmt eine MP3-Datei, konvertiert sie in WAV und speichert sie ab. Fehler werden in einer <text:span text:style-name="Source_20_Text">try-except</text:span>-Anweisung abgefangen.</text:p>
        </text:list-item>
      </text:list>
      <text:h text:style-name="Heading_20_3" text:outline-level="3"><text:span text:style-name="Strong_20_Emphasis">4. Weitere nützliche Funktionen und Konzepte für dein Programm</text:span></text:h>
      <text:h text:style-name="Heading_20_4" text:outline-level="4"><text:span text:style-name="Strong_20_Emphasis"><text:span text:style-name="Source_20_Text">submit()</text:span></text:span><text:span text:style-name="Strong_20_Emphasis"> und </text:span><text:span text:style-name="Strong_20_Emphasis"><text:span text:style-name="Source_20_Text">Future</text:span></text:span><text:span text:style-name="Strong_20_Emphasis">-Objekte</text:span></text:h>
      <text:p text:style-name="Text_20_body">Die Funktion <text:span text:style-name="Strong_20_Emphasis"><text:span text:style-name="Source_20_Text">submit()</text:span></text:span> gibt ein <text:span text:style-name="Source_20_Text">Future</text:span>-Objekt zurück, mit dem du später das Ergebnis oder den Fehler der Aufgabe abrufen kannst. Dies ist besonders nützlich, wenn du mehrere Aufgaben hast und eine genauere Kontrolle benötigst.</text:p>
      <text:p text:style-name="Text_20_body"><text:span text:style-name="Strong_20_Emphasis">Beispiel mit </text:span><text:span text:style-name="Strong_20_Emphasis"><text:span text:style-name="Source_20_Text">submit()</text:span></text:span><text:span text:style-name="Strong_20_Emphasis"> und </text:span><text:span text:style-name="Strong_20_Emphasis"><text:span text:style-name="Source_20_Text">Future</text:span></text:span><text:span text:style-name="Strong_20_Emphasis">:</text:span></text:p>
      <text:p text:style-name="Preformatted_20_Text"><text:span text:style-name="Source_20_Text">import concurrent.futures</text:span></text:p>
      <text:p text:style-name="Preformatted_20_Text"/>
      <text:p text:style-name="Preformatted_20_Text"><text:span text:style-name="Source_20_Text">def convert_audio(filename):</text:span></text:p>
      <text:p text:style-name="Preformatted_20_Text"><text:span text:style-name="Source_20_Text"><text:s text:c="4"/># Deine Konvertierungslogik</text:span></text:p>
      <text:p text:style-name="Preformatted_20_Text"><text:span text:style-name="Source_20_Text"><text:s text:c="4"/>pass</text:span></text:p>
      <text:p text:style-name="Preformatted_20_Text"/>
      <text:p text:style-name="Preformatted_20_Text"><text:span text:style-name="Source_20_Text">files = ["file1.mp3", "file2.mp3"]</text:span></text:p>
      <text:p text:style-name="Preformatted_20_Text"/>
      <text:p text:style-name="Preformatted_20_Text"><text:span text:style-name="Source_20_Text">with concurrent.futures.ProcessPoolExecutor() as executor:</text:span></text:p>
      <text:p text:style-name="Preformatted_20_Text"><text:soft-page-break/><text:span text:style-name="Source_20_Text"><text:s text:c="4"/>future_to_file = {executor.submit(convert_audio, file): file for file in files}</text:span></text:p>
      <text:p text:style-name="Preformatted_20_Text"><text:span text:style-name="Source_20_Text"><text:s text:c="4"/></text:span></text:p>
      <text:p text:style-name="Preformatted_20_Text"><text:span text:style-name="Source_20_Text"><text:s text:c="4"/>for future in concurrent.futures.as_completed(future_to_file):</text:span></text:p>
      <text:p text:style-name="Preformatted_20_Text"><text:span text:style-name="Source_20_Text"><text:s text:c="8"/>file = future_to_file[future]</text:span></text:p>
      <text:p text:style-name="Preformatted_20_Text"><text:span text:style-name="Source_20_Text"><text:s text:c="8"/>try:</text:span></text:p>
      <text:p text:style-name="Preformatted_20_Text"><text:span text:style-name="Source_20_Text"><text:s text:c="12"/>future.result() <text:s/># Warten auf das Ergebnis</text:span></text:p>
      <text:p text:style-name="Preformatted_20_Text"><text:span text:style-name="Source_20_Text"><text:s text:c="12"/>print(f"{file} wurde erfolgreich konvertiert.")</text:span></text:p>
      <text:p text:style-name="Preformatted_20_Text"><text:span text:style-name="Source_20_Text"><text:s text:c="8"/>except Exception as e:</text:span></text:p>
      <text:p text:style-name="P8"><text:span text:style-name="Source_20_Text"><text:s text:c="12"/>print(f"Fehler bei der Konvertierung von {file}: {e}")</text:span></text:p>
      <text:list xml:id="list7260734429449849282" text:style-name="L4">
        <text:list-item>
          <text:p text:style-name="P4"><text:span text:style-name="Strong_20_Emphasis"><text:span text:style-name="Source_20_Text">future.result()</text:span></text:span>: Wartet auf das Ergebnis der Aufgabe und gibt es zurück, sobald sie abgeschlossen ist. Falls die Aufgabe fehlschlägt, wird die Ausnahme erneut ausgelöst.</text:p>
        </text:list-item>
        <text:list-item>
          <text:p text:style-name="P4"><text:span text:style-name="Strong_20_Emphasis"><text:span text:style-name="Source_20_Text">future.exception()</text:span></text:span>: Wenn eine Aufgabe mit einer Ausnahme fehlschlägt, kannst du sie hier abfragen.</text:p>
        </text:list-item>
      </text:list>
      <text:h text:style-name="Heading_20_4" text:outline-level="4"><text:span text:style-name="Strong_20_Emphasis"><text:span text:style-name="Source_20_Text">shutdown()</text:span></text:span></text:h>
      <text:p text:style-name="Text_20_body">Du kannst <text:span text:style-name="Strong_20_Emphasis"><text:span text:style-name="Source_20_Text">shutdown()</text:span></text:span> verwenden, um den Executor am Ende zu stoppen. Es ist wichtig, <text:span text:style-name="Source_20_Text">shutdown()</text:span> zu verwenden, um sicherzustellen, dass alle Prozesse sauber beendet werden und keine Ressourcen offen bleiben.</text:p>
      <text:p text:style-name="Text_20_body"><text:span text:style-name="Strong_20_Emphasis">Beispiel:</text:span></text:p>
      <text:p text:style-name="Preformatted_20_Text"><text:span text:style-name="Source_20_Text">with concurrent.futures.ProcessPoolExecutor() as executor:</text:span></text:p>
      <text:p text:style-name="Preformatted_20_Text"><text:span text:style-name="Source_20_Text"><text:s text:c="4"/># Aufgaben ausführen</text:span></text:p>
      <text:p text:style-name="P8"><text:span text:style-name="Source_20_Text"><text:s text:c="4"/>executor.shutdown(wait=True) <text:s/># Wartet, bis alle Aufgaben abgeschlossen sind</text:span></text:p>
      <text:h text:style-name="Heading_20_4" text:outline-level="4"><text:span text:style-name="Strong_20_Emphasis">Fehlerbehandlung mit </text:span><text:span text:style-name="Strong_20_Emphasis"><text:span text:style-name="Source_20_Text">try-except</text:span></text:span></text:h>
      <text:p text:style-name="Text_20_body">Wie in den obigen Beispielen kannst du <text:span text:style-name="Strong_20_Emphasis">Fehlerbehandlung</text:span> verwenden, um sicherzustellen, dass dein Programm bei Fehlern nicht abstürzt. Wenn ein Fehler bei einer Aufgabe auftritt, kannst du ihn abfangen und weiterarbeiten.</text:p>
      <text:p text:style-name="Horizontal_20_Line"/>
      <text:h text:style-name="Heading_20_3" text:outline-level="3"><text:span text:style-name="Strong_20_Emphasis">5. Wann du </text:span><text:span text:style-name="Strong_20_Emphasis"><text:span text:style-name="Source_20_Text">submit()</text:span></text:span><text:span text:style-name="Strong_20_Emphasis"> und </text:span><text:span text:style-name="Strong_20_Emphasis"><text:span text:style-name="Source_20_Text">map()</text:span></text:span><text:span text:style-name="Strong_20_Emphasis"> verwenden solltest</text:span></text:h>
      <text:list xml:id="list3924434134530935018" text:style-name="L5">
        <text:list-item>
          <text:p text:style-name="P5"><text:span text:style-name="Strong_20_Emphasis">Verwende </text:span><text:span text:style-name="Strong_20_Emphasis"><text:span text:style-name="Source_20_Text">map()</text:span></text:span>:</text:p>
          <text:list>
            <text:list-item>
              <text:p text:style-name="P5">Wenn du eine Funktion auf eine Sammlung von Daten anwenden möchtest und die Reihenfolge der Ergebnisse für dich wichtig ist.</text:p>
            </text:list-item>
            <text:list-item>
              <text:p text:style-name="P5"><text:span text:style-name="Strong_20_Emphasis"><text:span text:style-name="Source_20_Text">map()</text:span></text:span> gibt die Ergebnisse in der Reihenfolge zurück, in der die Aufgaben ausgeführt werden, sodass du sicherstellen kannst, dass du die Ergebnisse in der gleichen Reihenfolge wie die Eingaben erhältst.</text:p>
            </text:list-item>
          </text:list>
        </text:list-item>
        <text:list-item>
          <text:p text:style-name="P5"><text:span text:style-name="Strong_20_Emphasis">Verwende </text:span><text:span text:style-name="Strong_20_Emphasis"><text:span text:style-name="Source_20_Text">submit()</text:span></text:span>:</text:p>
          <text:list>
            <text:list-item>
              <text:p text:style-name="P5">Wenn du mehr Kontrolle benötigst, z. B. um Aufgaben manuell zu starten, Ergebnisse später zu prüfen oder Fehler individuell zu behandeln.</text:p>
            </text:list-item>
            <text:list-item>
              <text:p text:style-name="P5">Wenn du eine <text:span text:style-name="Strong_20_Emphasis">asynchrone</text:span> Bearbeitung bevorzugst und nicht auf die Ergebnisse warten möchtest, während die Aufgaben im Hintergrund ausgeführt werden.</text:p>
            </text:list-item>
          </text:list>
        </text:list-item>
      </text:list>
      <text:p text:style-name="Horizontal_20_Line"/>
      <text:h text:style-name="Heading_20_3" text:outline-level="3"><text:soft-page-break/><text:span text:style-name="Strong_20_Emphasis">6. Tipps zur Verbesserung der Leistung bei Batch-Konvertierungen</text:span></text:h>
      <text:list xml:id="list1789057739472828264" text:style-name="L6">
        <text:list-item>
          <text:p text:style-name="P6"><text:span text:style-name="Strong_20_Emphasis">Verwende eine geeignete Anzahl an Prozessen</text:span>: Zu viele Prozesse können die Leistung beeinträchtigen, da der Overhead durch Prozesswechsel und Ressourcenverwaltung steigt. Eine zu geringe Anzahl von Prozessen führt dazu, dass nicht alle CPU-Kerne genutzt werden. Experimentiere mit der Anzahl von Prozessen, die du in deinem Executor verwendest, z. B. <text:span text:style-name="Source_20_Text">max_workers=4</text:span>.</text:p>
        </text:list-item>
        <text:list-item>
          <text:p text:style-name="P6"><text:span text:style-name="Strong_20_Emphasis">Vermeide unnötige I/O-Operationen</text:span>: Minimiert den Overhead durch häufige Dateioperationen, indem du mehrere Aufgaben in einer größeren Aufgabe kombinierst, wenn es möglich ist.</text:p>
        </text:list-item>
        <text:list-item>
          <text:p text:style-name="P6"><text:span text:style-name="Strong_20_Emphasis">Skaliere die Batch-Verarbeitung</text:span>: Wenn du mit sehr vielen Dateien arbeitest, kannst du die Aufgaben in kleinere Chargen aufteilen und parallel verarbeiten, um die Leistung weiter zu steigern.</text:p>
        </text:list-item>
      </text:list>
      <text:p text:style-name="Horizontal_20_Line"/>
      <text:h text:style-name="Heading_20_3" text:outline-level="3"><text:span text:style-name="Strong_20_Emphasis">Zusammenfassung</text:span></text:h>
      <text:p text:style-name="Text_20_body">Das Modul <text:span text:style-name="Strong_20_Emphasis"><text:span text:style-name="Source_20_Text">concurrent.futures</text:span></text:span> ist eine einfache und effiziente Möglichkeit, parallele Aufgaben zu verwalten. Besonders <text:span text:style-name="Strong_20_Emphasis"><text:span text:style-name="Source_20_Text">ProcessPoolExecutor</text:span></text:span> ist für <text:span text:style-name="Strong_20_Emphasis">CPU-intensive</text:span> Aufgaben wie deine Batch-Konvertierung von Audio- und Bilddateien sehr nützlich, da es die Parallelität auf mehreren CPU-Kernen ermöglicht und die Leistung verbessert.</text:p>
      <text:list xml:id="list8967584114707262167" text:style-name="L7">
        <text:list-item>
          <text:p text:style-name="P7"><text:span text:style-name="Strong_20_Emphasis"><text:span text:style-name="Source_20_Text">executor.map()</text:span></text:span> eignet sich hervorragend für einfache Batch-Konvertierungen, bei denen du eine Funktion auf eine Liste von Dateien anwenden möchtest.</text:p>
        </text:list-item>
        <text:list-item>
          <text:p text:style-name="P7"><text:span text:style-name="Strong_20_Emphasis"><text:span text:style-name="Source_20_Text">executor.submit()</text:span></text:span> und <text:span text:style-name="Strong_20_Emphasis"><text:span text:style-name="Source_20_Text">Future</text:span></text:span><text:span text:style-name="Strong_20_Emphasis">-Objekte</text:span> bieten dir mehr Kontrolle und Flexibilität, falls du individuellere Steuerung benötigst.</text:p>
        </text:list-item>
        <text:list-item>
          <text:p text:style-name="P7"><text:span text:style-name="Strong_20_Emphasis">Fehlerbehandlung</text:span> ist entscheidend, um sicherzustellen, dass der Prozess bei Fehlern nicht abbricht, und <text:span text:style-name="Strong_20_Emphasis"><text:span text:style-name="Source_20_Text">shutdown()</text:span></text:span> hilft dir, den Executor sauber zu beenden.</text:p>
        </text:list-item>
      </text:list>
      <text:p text:style-name="Text_20_body">Mit diesen Informationen solltest du in der Lage sein, die Parallelität in deinem Batch-Konvertierungsprogramm effektiv zu nutzen, ohne auf Internetressourcen angewiesen zu se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S</meta:editing-duration>
    <meta:editing-cycles>3</meta:editing-cycles>
    <meta:generator>OpenOffice/4.1.11$Win32 OpenOffice.org_project/4111m1$Build-9808</meta:generator>
    <dc:date>2025-05-14T18:20:09.54</dc:date>
    <meta:document-statistic meta:table-count="0" meta:image-count="0" meta:object-count="0" meta:page-count="4" meta:paragraph-count="83" meta:word-count="1053" meta:character-count="8204"/>
    <meta:user-defined meta:name="Info 1"/>
    <meta:user-defined meta:name="Info 2"/>
    <meta:user-defined meta:name="Info 3"/>
    <meta:user-defined meta:name="Info 4"/>
  </office:meta>
</office:document-meta>
</file>